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9pt" officeooo:rsid="001fd444" officeooo:paragraph-rsid="001fd444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80985721" text:style-name="L1">
        <text:list-item>
          <text:p text:style-name="P1">Hello</text:p>
        </text:list-item>
        <text:list-item>
          <text:p text:style-name="P1">world</text:p>
        </text:list-item>
        <text:list-item>
          <text:p text:style-name="P1">this</text:p>
        </text:list-item>
        <text:list-item>
          <text:p text:style-name="P1">is</text:p>
        </text:list-item>
        <text:list-item>
          <text:p text:style-name="P1">me</text:p>
        </text:list-item>
        <text:list-item>
          <text:p text:style-name="P1">how</text:p>
        </text:list-item>
        <text:list-item>
          <text:p text:style-name="P1">do</text:p>
        </text:list-item>
        <text:list-item>
          <text:p text:style-name="P1">you</text:p>
        </text:list-item>
        <text:list-item>
          <text:p text:style-name="P1">do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2:34:46.257848637</meta:creation-date>
    <dc:date>2018-02-28T22:35:39.922463693</dc:date>
    <meta:editing-duration>PT54S</meta:editing-duration>
    <meta:editing-cycles>1</meta:editing-cycles>
    <meta:document-statistic meta:table-count="0" meta:image-count="0" meta:object-count="0" meta:page-count="1" meta:paragraph-count="10" meta:word-count="19" meta:character-count="49" meta:non-whitespace-character-count="49"/>
    <meta:generator>LibreOffice/5.4.5.1$Linux_X86_64 LibreOffice_project/40m0$Build-1</meta:generator>
  </office:meta>
</office:document-meta>
</file>